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/>
    <style:font-face style:name="Roboto" svg:font-family="Roboto, sans-serif"/>
    <style:font-face style:name="SourceSansPro" svg:font-family="SourceSansPr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3783" officeooo:paragraph-rsid="0000378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03783" officeooo:paragraph-rsid="00003783" style:font-weight-asian="normal" style:font-weight-complex="normal"/>
    </style:style>
    <style:style style:name="P3" style:family="paragraph" style:parent-style-name="Standard">
      <style:text-properties style:font-name="Liberation Serif" fo:font-size="12pt" officeooo:paragraph-rsid="0006453a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003783" officeooo:paragraph-rsid="00003783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fo:font-weight="normal" officeooo:rsid="00003783" officeooo:paragraph-rsid="000729b1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Liberation Serif" fo:font-size="12pt" style:text-underline-style="none" fo:font-weight="normal" officeooo:rsid="00003783" officeooo:paragraph-rsid="00003783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Liberation Serif" fo:font-size="12pt" style:text-underline-style="none" fo:font-weight="normal" officeooo:rsid="00003783" officeooo:paragraph-rsid="000729b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Liberation Serif" fo:font-size="12pt" fo:font-weight="normal" officeooo:paragraph-rsid="00003783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Liberation Serif" fo:font-size="12pt" fo:font-weight="normal" officeooo:paragraph-rsid="0006453a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Liberation Serif" fo:font-size="12pt" fo:font-weight="normal" officeooo:paragraph-rsid="000729b1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style:font-name="Liberation Serif" fo:font-size="12pt" fo:font-weight="bold" officeooo:paragraph-rsid="00003783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0729b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f5e4"/>
    </style:style>
    <style:style style:name="T3" style:family="text">
      <style:text-properties style:text-underline-style="none" officeooo:rsid="0004cf10"/>
    </style:style>
    <style:style style:name="T4" style:family="text">
      <style:text-properties style:text-underline-style="none" officeooo:rsid="000729b1"/>
    </style:style>
    <style:style style:name="T5" style:family="text">
      <style:text-properties fo:font-style="normal" style:text-underline-style="none" fo:font-weight="bold" officeooo:rsid="000360b5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officeooo:rsid="000729b1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bold" officeooo:rsid="0006453a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06802a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officeooo:rsid="000360b5" style:font-style-asian="normal" style:font-style-complex="normal"/>
    </style:style>
    <style:style style:name="T10" style:family="text">
      <style:text-properties fo:font-style="normal" style:text-underline-style="none" officeooo:rsid="0006453a" style:font-style-asian="normal" style:font-style-complex="normal"/>
    </style:style>
    <style:style style:name="T11" style:family="text">
      <style:text-properties fo:font-style="normal" style:text-underline-style="none" officeooo:rsid="0006802a" style:font-style-asian="normal" style:font-style-complex="normal"/>
    </style:style>
    <style:style style:name="T12" style:family="text">
      <style:text-properties fo:font-style="normal" style:text-underline-style="none" officeooo:rsid="000729b1" style:font-style-asian="normal" style:font-style-complex="normal"/>
    </style:style>
    <style:style style:name="T13" style:family="text">
      <style:text-properties fo:font-style="normal" style:text-underline-style="none" officeooo:rsid="00075393" style:font-style-asian="normal" style:font-style-complex="normal"/>
    </style:style>
    <style:style style:name="T14" style:family="text">
      <style:text-properties fo:font-style="normal" style:text-underline-style="none" fo:font-weight="normal" officeooo:rsid="0006802a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0360b5" style:font-style-asian="normal" style:font-style-complex="normal"/>
    </style:style>
    <style:style style:name="T16" style:family="text">
      <style:text-properties fo:font-style="normal" officeooo:rsid="000729b1" style:font-style-asian="normal" style:font-style-complex="normal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fo:font-weight="bold" officeooo:rsid="000360b5" style:text-blinking="false" fo:background-color="transparent" loext:char-shading-value="0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fo:font-weight="bold" officeooo:rsid="0006453a" style:text-blinking="false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fo:font-weight="bold" officeooo:rsid="000729b1" style:text-blinking="false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officeooo:rsid="000729b1" style:text-blinking="false" fo:background-color="#ffffff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officeooo:rsid="000360b5" style:text-blinking="false" fo:background-color="transparent" loext:char-shading-value="0" style:font-style-asian="normal" style:font-style-complex="normal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officeooo:rsid="0006453a" style:text-blinking="false" fo:background-color="transparent" loext:char-shading-value="0" style:font-style-asian="normal" style:font-style-complex="normal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0729b1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075393" style:text-blinking="false" fo:background-color="transparent" loext:char-shading-value="0" style:font-style-asian="normal" style:font-style-complex="normal"/>
    </style:style>
    <style:style style:name="T27" style:family="text">
      <style:text-properties fo:font-variant="normal" fo:text-transform="none" style:text-line-through-style="none" style:text-line-through-type="none" fo:font-style="normal" fo:font-weight="bold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style:text-line-through-style="none" style:text-line-through-type="none" fo:font-style="normal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fo:font-style="normal" officeooo:rsid="000729b1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officeooo:rsid="0004cf10" style:text-blinking="false" fo:background-color="#ffffff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fo:letter-spacing="normal" fo:font-style="normal" style:text-underline-style="none" officeooo:rsid="0004cf10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style:text-underline-style="none" officeooo:rsid="0004cf10" style:text-blinking="false" fo:background-color="#ffffff" loext:char-shading-value="0" style:font-style-asian="normal" style:font-style-complex="normal"/>
    </style:style>
    <style:style style:name="T33" style:family="text">
      <style:text-properties fo:font-variant="normal" fo:text-transform="none" style:text-line-through-style="none" style:text-line-through-type="none" fo:letter-spacing="normal" fo:font-style="normal" style:text-underline-style="none" officeooo:rsid="000729b1" style:text-blinking="false" fo:background-color="#ffffff" loext:char-shading-value="0" style:font-style-asian="normal" style:font-style-complex="normal"/>
    </style:style>
    <style:style style:name="T34" style:family="text">
      <style:text-properties fo:font-variant="normal" fo:text-transform="none" fo:letter-spacing="normal" fo:font-style="normal" officeooo:rsid="000360b5" style:font-style-asian="normal" style:font-style-complex="normal"/>
    </style:style>
    <style:style style:name="T35" style:family="text">
      <style:text-properties fo:font-variant="normal" fo:text-transform="none" fo:letter-spacing="normal" fo:font-style="normal" officeooo:rsid="0004cf10" style:font-style-asian="normal" style:font-style-complex="normal"/>
    </style:style>
    <style:style style:name="T36" style:family="text">
      <style:text-properties fo:font-variant="normal" fo:text-transform="none" fo:letter-spacing="normal" fo:font-style="normal" officeooo:rsid="0006802a" style:font-style-asian="normal" style:font-style-complex="normal"/>
    </style:style>
    <style:style style:name="T37" style:family="text">
      <style:text-properties fo:font-variant="normal" fo:text-transform="none" fo:letter-spacing="normal" fo:font-style="normal" officeooo:rsid="0006453a" style:font-style-asian="normal" style:font-style-complex="normal"/>
    </style:style>
    <style:style style:name="T38" style:family="text">
      <style:text-properties fo:font-variant="normal" fo:text-transform="none" fo:letter-spacing="normal" fo:font-style="normal" officeooo:rsid="000729b1" style:font-style-asian="normal" style:font-style-complex="normal"/>
    </style:style>
    <style:style style:name="T39" style:family="text">
      <style:text-properties fo:font-variant="normal" fo:text-transform="none" fo:letter-spacing="normal" fo:font-style="normal" officeooo:rsid="00075393" style:font-style-asian="normal" style:font-style-complex="normal"/>
    </style:style>
    <style:style style:name="T40" style:family="text">
      <style:text-properties fo:font-variant="normal" fo:text-transform="none" fo:letter-spacing="normal" fo:font-style="normal" style:text-underline-style="none" officeooo:rsid="0006802a" style:font-style-asian="normal" style:font-style-complex="normal"/>
    </style:style>
    <style:style style:name="T41" style:family="text">
      <style:text-properties fo:font-variant="normal" fo:text-transform="none" fo:letter-spacing="normal" fo:font-style="normal" style:text-underline-style="none" officeooo:rsid="000729b1" style:font-style-asian="normal" style:font-style-complex="normal"/>
    </style:style>
    <style:style style:name="T42" style:family="text">
      <style:text-properties fo:font-variant="normal" fo:text-transform="none" fo:letter-spacing="normal" fo:font-style="normal" fo:font-weight="bold" officeooo:rsid="000360b5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06453a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0729b1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7ce7f" style:font-size-asian="12pt" style:font-weight-asian="normal" style:font-size-complex="12pt" style:font-weight-complex="normal"/>
    </style:style>
    <style:style style:name="T47" style:family="text">
      <style:text-properties officeooo:rsid="0002f5e4"/>
    </style:style>
    <style:style style:name="T48" style:family="text">
      <style:text-properties fo:font-style="italic" officeooo:rsid="000360b5" style:font-style-asian="italic" style:font-style-complex="italic"/>
    </style:style>
    <style:style style:name="T49" style:family="text">
      <style:text-properties fo:font-style="italic" officeooo:rsid="000729b1" style:font-style-asian="italic" style:font-style-complex="italic"/>
    </style:style>
    <style:style style:name="T50" style:family="text">
      <style:text-properties fo:font-style="italic" style:text-underline-style="none" officeooo:rsid="0006453a" style:font-style-asian="italic" style:font-style-complex="italic"/>
    </style:style>
    <style:style style:name="T51" style:family="text">
      <style:text-properties fo:font-style="italic" style:text-underline-style="none" officeooo:rsid="00075393" style:font-style-asian="italic" style:font-style-complex="italic"/>
    </style:style>
    <style:style style:name="T52" style:family="text">
      <style:text-properties officeooo:rsid="000729b1"/>
    </style:style>
    <style:style style:name="T53" style:family="text">
      <style:text-properties fo:color="#000000" loext:opacity="100%" style:font-name="Liberation Serif" fo:font-size="12pt" style:text-underline-style="none" fo:font-weight="normal" officeooo:rsid="00003783" style:font-size-asian="12pt" style:font-weight-asian="normal" style:font-size-complex="12pt" style:font-weight-complex="normal"/>
    </style:style>
    <style:style style:name="T54" style:family="text">
      <style:text-properties fo:color="#000000" loext:opacity="100%" style:font-name="Liberation Serif" fo:font-size="12pt" style:text-underline-style="none" fo:font-weight="normal" officeooo:rsid="0007ce7f" style:font-size-asian="12pt" style:font-weight-asian="normal" style:font-size-complex="12pt" style:font-weight-complex="normal"/>
    </style:style>
    <style:style style:name="T55" style:family="text">
      <style:text-properties fo:color="#000000" loext:opacity="100%" style:font-name="Liberation Serif" fo:font-size="12pt" style:text-underline-style="none" fo:font-weight="bold" officeooo:rsid="000729b1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fraudes en ligne les plus connues <text:span text:style-name="T47">(Top </text:span><text:span text:style-name="T52">9</text:span><text:span text:style-name="T47">)</text:span></text:p>
      <text:p text:style-name="P1"/>
      <text:p text:style-name="P12"><text:span text:style-name="T55">*Hameçonnage</text:span><text:span text:style-name="T53"> : <text:s/></text:span></text:p>
      <text:p text:style-name="P12"><text:span text:style-name="T53">Phishing/Phishing scam</text:span><text:span text:style-name="T54">(</text:span><text:span text:style-name="T53">s</text:span><text:span text:style-name="T54">)</text:span><text:span text:style-name="T53">/</text:span><text:bookmark text:name="phishingemailscam&quot;"/><text:span text:style-name="Strong_20_Emphasis"><text:span text:style-name="T45">Phishing email scam</text:span></text:span><text:span text:style-name="Strong_20_Emphasis"><text:span text:style-name="T46">(</text:span></text:span><text:span text:style-name="Strong_20_Emphasis"><text:span text:style-name="T45">s</text:span></text:span><text:span text:style-name="Strong_20_Emphasis"><text:span text:style-name="T46">)</text:span></text:span></text:p>
      <text:p text:style-name="P4"><text:span text:style-name="T1"/></text:p>
      <text:p text:style-name="P5"><text:span text:style-name="T17">*Arnaque à la "nigériane"/Arnaque aux bénéficiaire</text:span><text:span text:style-name="T21">s : </text:span></text:p>
      <text:p text:style-name="P5"><text:span text:style-name="T21">Nigerian Scam</text:span><text:span text:style-name="T22">(s)</text:span><text:span text:style-name="T1"> / </text:span><text:span text:style-name="T2">Nigerian Prince scam</text:span><text:span text:style-name="T4">(s)</text:span><text:span text:style-name="T2">/ </text:span><text:span text:style-name="T3">Advance fee</text:span><text:span text:style-name="T4">(s)</text:span><text:span text:style-name="T3"> fraud</text:span><text:span text:style-name="T4">(s)</text:span></text:p>
      <text:p text:style-name="P4"><text:span text:style-name="T1"/></text:p>
      <text:p text:style-name="P7"><text:bookmark text:name="docs-internal-guid-ba18d2a2-7fff-b907-f0c8-e44f8ff8b14e"/><text:span text:style-name="T27">*Arnaque sur les sites de rencontres :</text:span></text:p>
      <text:p text:style-name="P7"><text:span text:style-name="T28">Dating Scam</text:span><text:span text:style-name="T29">(s)</text:span><text:span text:style-name="T28">/Romance scam</text:span><text:span text:style-name="T29">(s)</text:span> /<text:span text:style-name="T48">Online dating scam</text:span><text:span text:style-name="T49">(s)</text:span><text:span text:style-name="T15"> /Online Romance scam</text:span><text:span text:style-name="T16">(s)</text:span></text:p>
      <text:p text:style-name="P6"><text:span text:style-name="T15"/></text:p>
      <text:p text:style-name="P10"><text:span text:style-name="T5">*</text:span><text:span text:style-name="T6">Arnaque à l’achat :</text:span></text:p>
      <text:p text:style-name="P10"><text:span text:style-name="T9">Shopping scam</text:span><text:span text:style-name="T12">(s)</text:span><text:span text:style-name="T9">/ Online shopping scam</text:span><text:span text:style-name="T12">(</text:span><text:span text:style-name="T9">s</text:span><text:span text:style-name="T12">)/</text:span><text:span text:style-name="T9"> </text:span><text:span text:style-name="T34">Fake shopping website</text:span><text:span text:style-name="T38">(</text:span><text:span text:style-name="T34">s</text:span><text:span text:style-name="T38">)</text:span><text:span text:style-name="T34">/ formjacking/ </text:span></text:p>
      <text:p text:style-name="P10"><text:span text:style-name="T34">Fake Shopping/ Fake shopping website</text:span><text:span text:style-name="T38">(</text:span><text:span text:style-name="T34">s</text:span><text:span text:style-name="T38">)</text:span><text:span text:style-name="T34">/</text:span></text:p>
      <text:p text:style-name="P8"><text:span text:style-name="T34"/></text:p>
      <text:p text:style-name="P10"><text:span text:style-name="T42">*</text:span><text:span text:style-name="T43">Kidnapping</text:span><text:span text:style-name="T44"> de disque dur</text:span><text:span text:style-name="T43">/ </text:span><text:span text:style-name="T44">H</text:span><text:span text:style-name="T43">acking de disque dur</text:span><text:span text:style-name="T37"> </text:span><text:span text:style-name="T43">:</text:span></text:p>
      <text:p text:style-name="P10"><text:span text:style-name="T35">Computer hacking/ Digital Kidnapping/</text:span><text:bookmark text:name="docs-internal-guid-9b01c9cc-7fff-32d1-2daa-d35d0f0e015a"/><text:span text:style-name="T31">Hard drive hacking</text:span><text:span text:style-name="T35"> / </text:span><text:span text:style-name="T36">Breakdown scam</text:span><text:span text:style-name="T39">(s)</text:span></text:p>
      <text:p text:style-name="P11"><text:span text:style-name="T35"/></text:p>
      <text:p text:style-name="P10"><text:span text:style-name="T30">*Arnaque à la loterie : </text:span></text:p>
      <text:p text:style-name="P10"><text:span text:style-name="T33">L</text:span><text:span text:style-name="T32">ottery scam</text:span><text:span text:style-name="T33">(s)</text:span><text:span text:style-name="T32">/ sweepstake</text:span><text:span text:style-name="T33">(</text:span><text:span text:style-name="T32">s</text:span><text:span text:style-name="T33">)</text:span><text:span text:style-name="T32"> scam</text:span><text:span text:style-name="T33">(s)</text:span><text:span text:style-name="T32">/ Competition</text:span><text:span text:style-name="T33">(s)</text:span><text:span text:style-name="T32"> scam</text:span><text:span text:style-name="T33">(s)</text:span><text:span text:style-name="T35"> / Fake lotterie</text:span><text:span text:style-name="T38">(</text:span><text:span text:style-name="T35">s</text:span><text:span text:style-name="T38">)</text:span><text:span text:style-name="T35">/ </text:span></text:p>
      <text:p text:style-name="P10"><text:span text:style-name="T38">P</text:span><text:span text:style-name="T35">hony sweepstake</text:span><text:span text:style-name="T38">(</text:span><text:span text:style-name="T35">s</text:span><text:span text:style-name="T38">)</text:span></text:p>
      <text:p text:style-name="P8"><text:span text:style-name="T35"/></text:p>
      <text:p text:style-name="P10"><text:span text:style-name="T5">*</text:span><text:bookmark text:name="docs-internal-guid-a1c82d4c-7fff-ba16-a2af-e2976edfd1ad"/><text:span text:style-name="T18">Escroquerie à l’offre d’emploi : </text:span></text:p>
      <text:p text:style-name="P10"><text:span text:style-name="T23">Job offer scam</text:span><text:span text:style-name="T26">(s)</text:span><text:span text:style-name="T15"> /</text:span><text:span text:style-name="T50">Job scam</text:span><text:span text:style-name="T51">(s)</text:span><text:span text:style-name="T10">/ Employment</text:span><text:span text:style-name="T13">(s)</text:span><text:span text:style-name="T10"> scam</text:span><text:span text:style-name="T12">(s)</text:span></text:p>
      <text:p text:style-name="P8"><text:span text:style-name="T10"/></text:p>
      <text:p text:style-name="P10"><text:span text:style-name="T7">*</text:span><text:bookmark text:name="docs-internal-guid-db2af093-7fff-b8ab-9786-338a8147b8ac"/><text:span text:style-name="T19">Arnaque aux faux organismes de bienfaisanc</text:span><text:span text:style-name="T20">e </text:span><text:span text:style-name="T10">: <text:s/></text:span></text:p>
      <text:p text:style-name="P10"><text:span text:style-name="T10">Charity scam</text:span><text:span text:style-name="T12">(s)</text:span><text:span text:style-name="T10">/ Medical Scam</text:span><text:span text:style-name="T12">(s)</text:span><text:span text:style-name="T10">/ Fake charitie</text:span><text:span text:style-name="T12">(</text:span><text:span text:style-name="T10">s</text:span><text:span text:style-name="T12">)</text:span><text:span text:style-name="T10">/ Fake charity</text:span><text:span text:style-name="T12">(ies)</text:span><text:span text:style-name="T10"> scam</text:span><text:span text:style-name="T12">(s)</text:span><text:span text:style-name="T10">/ </text:span><text:span text:style-name="T11">Charity</text:span><text:span text:style-name="T12">(ies)</text:span><text:span text:style-name="T11"> Fraud</text:span><text:span text:style-name="T12">(s)</text:span><text:span text:style-name="T11"> scam</text:span><text:span text:style-name="T12">(s)</text:span></text:p>
      <text:p text:style-name="P9"><text:span text:style-name="T11"/></text:p>
      <text:p text:style-name="P10"><text:span text:style-name="T8">*</text:span><text:span text:style-name="T6">Arnaque au support technique :</text:span><text:span text:style-name="T12"> </text:span></text:p>
      <text:p text:style-name="P10"><text:span text:style-name="T40">Fake antivirus software/Bad downloads</text:span><text:span text:style-name="T41">(s)</text:span><text:span text:style-name="T40">/ </text:span><text:span text:style-name="T41">F</text:span><text:span text:style-name="T40">ake tech support scam</text:span><text:span text:style-name="T41">(s)</text:span></text:p>
      <text:p text:style-name="P3"><text:span text:style-name="T14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/>
    <style:font-face style:name="Roboto" svg:font-family="Roboto, sans-serif"/>
    <style:font-face style:name="SourceSansPro" svg:font-family="SourceSansPr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4:50:02.997000000</meta:creation-date>
    <dc:date>2021-03-15T17:43:03.011000000</dc:date>
    <meta:editing-duration>PT4M2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1" meta:word-count="143" meta:character-count="1080" meta:non-whitespace-character-count="948"/>
  </office:meta>
</office:document-meta>
</file>